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Styl_20_šipky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row table:style-name="ro1"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ink: <text:a xlink:href="https://www.nic.cz/" xlink:type="simple">https://www.nic.cz</text:a></text:p>
          </table:table-cell>
        </table:table-row>
        <table:table-row table:style-name="ro1">
          <table:table-cell office:value-type="string" calcext:value-type="string">
            <text:p>link with label: <text:a xlink:href="https://www.mojeid.cz/" xlink:type="simple">MojeID</text:a>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28.99mm" svg:height="9.39mm" svg:x="85.78mm" svg:y="3.06mm" draw:caption-point-x="-6.1mm" draw:caption-point-y="15.1mm">
              <dc:date>2019-11-14T00:00:00</dc:date>
              <text:p text:style-name="P1"><text:span text:style-name="T1">Comment.</text:span></text:p>
            </office:annotation>
            <text:p>this is a cell with comment.</text:p>
          </table:table-cell>
        </table:table-row>
        <table:table-row table:style-name="ro1">
          <table:table-cell office:value-type="string" calcext:value-type="string">
            <text:p>Cell with two links: <text:a xlink:href="https://www.nic.cz/" xlink:type="simple">CZ.NIC</text:a> and <text:a xlink:href="https://www.mojeid.cz/" xlink:type="simple">MojeID</text:a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00.00.0000</text:date>, <text:time style:data-style-name="N2" text:time-value="17:34:03.24065695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4:26:55.343816458</meta:creation-date>
    <dc:date>2019-11-14T17:34:09.544633873</dc:date>
    <meta:editing-duration>PT5M24S</meta:editing-duration>
    <meta:editing-cycles>3</meta:editing-cycles>
    <meta:generator>LibreOffice/5.1.6.2$Linux_X86_64 LibreOffice_project/10m0$Build-2</meta:generator>
    <meta:document-statistic meta:table-count="1" meta:cell-count="6" meta:object-count="0"/>
  </office:meta>
</office:document-meta>
</file>